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252in"/>
    </style:style>
    <style:style style:name="co4" style:family="table-column">
      <style:table-column-properties fo:break-before="auto" style:column-width="1.6925in"/>
    </style:style>
    <style:style style:name="co5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8" style:family="table-cell" style:parent-style-name="Default">
      <style:text-properties fo:color="#c9211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61"/>
    <style:style style:name="ce7" style:family="table-cell" style:parent-style-name="Default" style:data-style-name="N61">
      <style:text-properties fo:color="#c9211e" fo:font-weight="bold" style:font-weight-asian="bold" style:font-weight-complex="bold"/>
    </style:style>
    <style:style style:name="ce12" style:family="table-cell" style:parent-style-name="Default" style:data-style-name="N122"/>
    <style:style style:name="ce10" style:family="table-cell" style:parent-style-name="Default" style:data-style-name="N2"/>
    <style:style style:name="ce5" style:family="table-cell" style:parent-style-name="Default"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notation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n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oung modulus</text:p>
          </table:table-cell>
          <table:table-cell office:value-type="string" calcext:value-type="string">
            <text:p>E</text:p>
          </table:table-cell>
          <table:table-cell table:style-name="ce7" office:value-type="float" office:value="60000000000" calcext:value-type="float">
            <text:p>6.00E+10</text:p>
          </table:table-cell>
          <table:table-cell/>
          <table:table-cell office:value-type="string" calcext:value-type="string">
            <text:p>Pa</text:p>
          </table:table-cell>
          <table:table-cell table:number-columns-repeated="5"/>
          <table:table-cell table:formula="of:=LN([.C4])" office:value-type="float" office:value="24.8176103991685" calcext:value-type="float">
            <text:p>24.8176103991685</text:p>
          </table:table-cell>
          <table:table-cell table:formula="of:=LOG([.C4])" office:value-type="float" office:value="10.7781512503836" calcext:value-type="float">
            <text:p>10.7781512503836</text:p>
          </table:table-cell>
          <table:table-cell table:style-name="ce4" office:value-type="float" office:value="20000000000" calcext:value-type="float">
            <text:p>20000000000</text:p>
          </table:table-cell>
          <table:table-cell table:formula="of:=LN([.M4])" office:value-type="float" office:value="23.7189981105004" calcext:value-type="float">
            <text:p>23.7189981105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</text:p>
          </table:table-cell>
          <table:table-cell office:value-type="string" calcext:value-type="string">
            <text:p>PR</text:p>
          </table:table-cell>
          <table:table-cell table:style-name="ce8" office:value-type="float" office:value="0.2" calcext:value-type="float">
            <text:p>0.2</text:p>
          </table:table-cell>
          <table:table-cell/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lk modulus</text:p>
          </table:table-cell>
          <table:table-cell office:value-type="string" calcext:value-type="string">
            <text:p>K</text:p>
          </table:table-cell>
          <table:table-cell table:formula="of:=[.C4]/(3*(1-2*[.C5]))" office:value-type="float" office:value="33333333333.3333" calcext:value-type="float">
            <text:p>33333333333.3333</text:p>
          </table:table-cell>
          <table:table-cell/>
          <table:table-cell office:value-type="string" calcext:value-type="string">
            <text:p>Pa</text:p>
          </table:table-cell>
          <table:table-cell table:number-columns-repeated="11"/>
          <table:table-cell table:style-name="ce9" office:value-type="float" office:value="0.000000472027808" calcext:value-type="float">
            <text:p>4.72E-07</text:p>
          </table:table-cell>
          <table:table-cell table:formula="of:=LN([.Q6])" office:value-type="float" office:value="-14.5662279378421" calcext:value-type="float">
            <text:p>-14.5662279378421</text:p>
          </table:table-cell>
        </table:table-row>
        <table:table-row table:style-name="ro1">
          <table:table-cell office:value-type="string" calcext:value-type="string">
            <text:p>bulk compressibility</text:p>
          </table:table-cell>
          <table:table-cell office:value-type="string" calcext:value-type="string">
            <text:p>1/K</text:p>
          </table:table-cell>
          <table:table-cell table:formula="of:=1/[.C6]" office:value-type="float" office:value="0.00000000003" calcext:value-type="float">
            <text:p>3E-11</text:p>
          </table:table-cell>
          <table:table-cell/>
          <table:table-cell office:value-type="string" calcext:value-type="string">
            <text:p>1/Pa</text:p>
          </table:table-cell>
          <table:table-cell table:number-columns-repeated="11"/>
          <table:table-cell table:style-name="ce9" office:value-type="float" office:value="12728309000" calcext:value-type="float">
            <text:p>1.27E+10</text:p>
          </table:table-cell>
          <table:table-cell table:formula="of:=LN([.Q7])" office:value-type="float" office:value="23.2670944048714" calcext:value-type="float">
            <text:p>23.2670944048714</text:p>
          </table:table-cell>
        </table:table-row>
        <table:table-row table:style-name="ro1">
          <table:table-cell office:value-type="string" calcext:value-type="string">
            <text:p>initial stress x</text:p>
          </table:table-cell>
          <table:table-cell table:number-columns-repeated="8"/>
          <table:table-cell table:style-name="ce9" office:value-type="float" office:value="45000000" calcext:value-type="float">
            <text:p>4.50E+07</text:p>
          </table:table-cell>
          <table:table-cell table:formula="of:=LN([.J8])" office:value-type="float" office:value="17.6221730477346" calcext:value-type="float">
            <text:p>17.6221730477346</text:p>
          </table:table-cell>
          <table:table-cell table:formula="of:=LOG([.J8])" office:value-type="float" office:value="7.65321251377534" calcext:value-type="float">
            <text:p>7.65321251377534</text:p>
          </table:table-cell>
          <table:table-cell table:number-columns-repeated="4"/>
          <table:table-cell table:style-name="ce9" office:value-type="float" office:value="56818698.7" calcext:value-type="float">
            <text:p>5.68E+07</text:p>
          </table:table-cell>
          <table:table-cell table:formula="of:=LN([.Q8])" office:value-type="float" office:value="17.8553760319809" calcext:value-type="float">
            <text:p>17.8553760319809</text:p>
          </table:table-cell>
        </table:table-row>
        <table:table-row table:style-name="ro1">
          <table:table-cell office:value-type="string" calcext:value-type="string">
            <text:p>initial stress y</text:p>
          </table:table-cell>
          <table:table-cell table:number-columns-repeated="8"/>
          <table:table-cell table:style-name="ce9" office:value-type="float" office:value="11000000" calcext:value-type="float">
            <text:p>1.10E+07</text:p>
          </table:table-cell>
          <table:table-cell table:formula="of:=LN([.J9])" office:value-type="float" office:value="16.2134058307626" calcext:value-type="float">
            <text:p>16.2134058307626</text:p>
          </table:table-cell>
          <table:table-cell table:formula="of:=LOG([.J9])" office:value-type="float" office:value="7.04139268515823" calcext:value-type="float">
            <text:p>7.04139268515823</text:p>
          </table:table-cell>
          <table:table-cell table:number-columns-repeated="4"/>
          <table:table-cell table:style-name="ce9" office:value-type="float" office:value="3.35743852E-022" calcext:value-type="float">
            <text:p>3.36E-22</text:p>
          </table:table-cell>
          <table:table-cell table:formula="of:=LN([.Q9])" office:value-type="float" office:value="-49.4456937078649" calcext:value-type="float">
            <text:p>-49.4456937078649</text:p>
          </table:table-cell>
        </table:table-row>
        <table:table-row table:style-name="ro1">
          <table:table-cell table:number-columns-repeated="16"/>
          <table:table-cell table:style-name="ce9" office:value-type="float" office:value="2.01084304E-015" calcext:value-type="float">
            <text:p>2.01E-15</text:p>
          </table:table-cell>
          <table:table-cell table:formula="of:=LN([.Q10])" office:value-type="float" office:value="-33.8402223378873" calcext:value-type="float">
            <text:p>-33.8402223378873</text:p>
          </table:table-cell>
        </table:table-row>
        <table:table-row table:style-name="ro1">
          <table:table-cell office:value-type="string" calcext:value-type="string">
            <text:p>water density</text:p>
          </table:table-cell>
          <table:table-cell office:value-type="string" calcext:value-type="string">
            <text:p>rho</text:p>
          </table:table-cell>
          <table:table-cell table:style-name="ce8" office:value-type="float" office:value="1000" calcext:value-type="float">
            <text:p>1000</text:p>
          </table:table-cell>
          <table:table-cell/>
          <table:table-cell office:value-type="string" calcext:value-type="string">
            <text:p>kg.m-3</text:p>
          </table:table-cell>
          <table:table-cell table:number-columns-repeated="11"/>
          <table:table-cell table:style-name="ce9" office:value-type="float" office:value="0.00000195490893" calcext:value-type="float">
            <text:p>1.95E-06</text:p>
          </table:table-cell>
          <table:table-cell table:formula="of:=LN([.Q11])" office:value-type="float" office:value="-13.1451669487322" calcext:value-type="float">
            <text:p>-13.1451669487322</text:p>
          </table:table-cell>
        </table:table-row>
        <table:table-row table:style-name="ro1">
          <table:table-cell office:value-type="string" calcext:value-type="string">
            <text:p>gravitational accelaration</text:p>
          </table:table-cell>
          <table:table-cell office:value-type="string" calcext:value-type="string">
            <text:p>g</text:p>
          </table:table-cell>
          <table:table-cell table:style-name="ce8" office:value-type="float" office:value="9.81" calcext:value-type="float">
            <text:p>9.81</text:p>
          </table:table-cell>
          <table:table-cell/>
          <table:table-cell office:value-type="string" calcext:value-type="string">
            <text:p>m.s-2</text:p>
          </table:table-cell>
          <table:table-cell table:number-columns-repeated="11"/>
          <table:table-cell table:style-name="ce9" office:value-type="float" office:value="0.00000224315764" calcext:value-type="float">
            <text:p>2.24E-06</text:p>
          </table:table-cell>
          <table:table-cell table:formula="of:=LN([.Q12])" office:value-type="float" office:value="-13.007626024022" calcext:value-type="float">
            <text:p>-13.007626024022</text:p>
          </table:table-cell>
        </table:table-row>
        <table:table-row table:style-name="ro1">
          <table:table-cell office:value-type="string" calcext:value-type="string">
            <text:p>bulk compressibility</text:p>
          </table:table-cell>
          <table:table-cell office:value-type="string" calcext:value-type="string">
            <text:p>bs</text:p>
          </table:table-cell>
          <table:table-cell table:formula="of:=[.C7]" office:value-type="float" office:value="0.00000000003" calcext:value-type="float">
            <text:p>3E-11</text:p>
          </table:table-cell>
          <table:table-cell/>
          <table:table-cell office:value-type="string" calcext:value-type="string">
            <text:p>1/P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ter compressibility</text:p>
          </table:table-cell>
          <table:table-cell office:value-type="string" calcext:value-type="string">
            <text:p>bw</text:p>
          </table:table-cell>
          <table:table-cell table:style-name="ce9" office:value-type="float" office:value="0.0000000004" calcext:value-type="float">
            <text:p>4.00E-10</text:p>
          </table:table-cell>
          <table:table-cell/>
          <table:table-cell office:value-type="string" calcext:value-type="string">
            <text:p>1/Pa</text:p>
          </table:table-cell>
          <table:table-cell/>
          <table:table-cell office:value-type="string" calcext:value-type="string">
            <text:p>from Zdenek Michalec, 4.4 by Stan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osity</text:p>
          </table:table-cell>
          <table:table-cell office:value-type="string" calcext:value-type="string">
            <text:p>theta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ynamix viscosity</text:p>
          </table:table-cell>
          <table:table-cell office:value-type="string" calcext:value-type="string">
            <text:p>mu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Pa.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meability</text:p>
          </table:table-cell>
          <table:table-cell/>
          <table:table-cell table:style-name="ce9" office:value-type="float" office:value="6E-022" calcext:value-type="float">
            <text:p>6.00E-22</text:p>
          </table:table-cell>
          <table:table-cell/>
          <table:table-cell office:value-type="string" calcext:value-type="string">
            <text:p>m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K</text:p>
          </table:table-cell>
          <table:table-cell table:style-name="ce8" table:formula="of:=[.C17]*[.C11]*[.C12]/[.C16]" office:value-type="float" office:value="5.886E-015" calcext:value-type="float">
            <text:p>5.886E-15</text:p>
          </table:table-cell>
          <table:table-cell/>
          <table:table-cell office:value-type="string" calcext:value-type="string">
            <text:p>m.s-1</text:p>
          </table:table-cell>
          <table:table-cell table:number-columns-repeated="5"/>
          <table:table-cell table:formula="of:=LN([.C18])" office:value-type="float" office:value="-32.7661997450994" calcext:value-type="float">
            <text:p>-32.7661997450994</text:p>
          </table:table-cell>
          <table:table-cell table:formula="of:=LOG([.C18])" office:value-type="float" office:value="-14.2301797422364" calcext:value-type="float">
            <text:p>-14.2301797422364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torativity</text:p>
          </table:table-cell>
          <table:table-cell office:value-type="string" calcext:value-type="string">
            <text:p>S</text:p>
          </table:table-cell>
          <table:table-cell table:formula="of:=[.C11]*[.C12]*([.C13]+[.C15]*[.C14])" office:value-type="float" office:value="0.000000321768" calcext:value-type="float">
            <text:p>3.21768E-07</text:p>
          </table:table-cell>
          <table:table-cell table:number-columns-repeated="3"/>
          <table:table-cell office:value-type="string" calcext:value-type="string">
            <text:p>https://en.wikipedia.org/wiki/Specific_storag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HYBA – beru v uvahu K solid skeletonu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ot</text:p>
          </table:table-cell>
          <table:table-cell office:value-type="string" calcext:value-type="string">
            <text:p>-</text:p>
          </table:table-cell>
          <table:table-cell table:style-name="ce8"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orativity</text:p>
          </table:table-cell>
          <table:table-cell/>
          <table:table-cell table:formula="of:=[.C15]*[.C14]" office:value-type="float" office:value="0.0000000000028" calcext:value-type="float">
            <text:p>2.8E-12</text:p>
          </table:table-cell>
          <table:table-cell office:value-type="string" calcext:value-type="string">
            <text:p>part of fluid compressibility</text:p>
          </table:table-cell>
          <table:table-cell table:number-columns-repeated="2"/>
          <table:table-cell office:value-type="string" calcext:value-type="string">
            <text:p>According to Zdenek Michalec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[.C23]-[.C15])*(1-[.C23])*[.C7]" office:value-type="float" office:value="0.000000000004632" calcext:value-type="float">
            <text:p>4.632E-12</text:p>
          </table:table-cell>
          <table:table-cell office:value-type="string" calcext:value-type="string">
            <text:p>what is this compressibility ?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4]+[.C25]" office:value-type="float" office:value="0.000000000007432" calcext:value-type="float">
            <text:p>7.432E-1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table:formula="of:=[.C11]*[.C12]*[.C26]" office:value-type="float" office:value="0.00000007290792" calcext:value-type="float">
            <text:p>7.290792E-08</text:p>
          </table:table-cell>
          <table:table-cell office:value-type="string" calcext:value-type="string">
            <text:p>final storativity</text:p>
          </table:table-cell>
          <table:table-cell table:number-columns-repeated="6"/>
          <table:table-cell table:formula="of:=LN([.C27])" office:value-type="float" office:value="-16.4340685618576" calcext:value-type="float">
            <text:p>-16.4340685618576</text:p>
          </table:table-cell>
          <table:table-cell table:formula="of:=LOG([.C27])" office:value-type="float" office:value="-7.13722529163447" calcext:value-type="float">
            <text:p>-7.13722529163447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s</text:p>
          </table:table-cell>
          <table:table-cell/>
          <table:table-cell table:formula="of:=-[.C6]/([.C23]-1)" office:value-type="float" office:value="41666666666.6667" calcext:value-type="float">
            <text:p>41666666666.6667</text:p>
          </table:table-cell>
          <table:table-cell office:value-type="string" calcext:value-type="string">
            <text:p>what is this modulus 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Ks</text:p>
          </table:table-cell>
          <table:table-cell/>
          <table:table-cell table:formula="of:=1/[.C29]" office:value-type="float" office:value="0.000000000024" calcext:value-type="float">
            <text:p>2.4E-11</text:p>
          </table:table-cell>
          <table:table-cell office:value-type="string" calcext:value-type="string">
            <text:p>compressibility of solid grains?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[.C25]/[.C30]" office:value-type="float" office:value="0.193" calcext:value-type="float">
            <text:p>0.193</text:p>
          </table:table-cell>
          <table:table-cell office:value-type="string" calcext:value-type="string">
            <text:p>Diff factor: Biot – porosity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8" office:value-type="string" calcext:value-type="string">
            <text:p>*red values are input for Flow123d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nlinear conductivity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erm_kr</text:p>
          </table:table-cell>
          <table:table-cell table:style-name="ce9" office:value-type="float" office:value="6E-022" calcext:value-type="float">
            <text:p>6.00E-22</text:p>
          </table:table-cell>
          <table:table-cell table:number-columns-repeated="7"/>
          <table:table-cell table:formula="of:=LN([.C38])" office:value-type="float" office:value="-48.865112576641" calcext:value-type="float">
            <text:p>-48.865112576641</text:p>
          </table:table-cell>
          <table:table-cell table:formula="of:=LOG([.C38])" office:value-type="float" office:value="-21.2218487496164" calcext:value-type="float">
            <text:p>-21.22184874961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m_km</text:p>
          </table:table-cell>
          <table:table-cell table:style-name="ce9" office:value-type="float" office:value="8E-017" calcext:value-type="float">
            <text:p>8.00E-17</text:p>
          </table:table-cell>
          <table:table-cell table:number-columns-repeated="7"/>
          <table:table-cell table:formula="of:=LN([.C39])" office:value-type="float" office:value="-37.0645050392189" calcext:value-type="float">
            <text:p>-37.0645050392189</text:p>
          </table:table-cell>
          <table:table-cell table:formula="of:=LOG([.C39])" office:value-type="float" office:value="-16.0969100130081" calcext:value-type="float">
            <text:p>-16.09691001300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m_beta</text:p>
          </table:table-cell>
          <table:table-cell table:style-name="ce9" office:value-type="float" office:value="0.0000004" calcext:value-type="float">
            <text:p>4.00E-07</text:p>
          </table:table-cell>
          <table:table-cell table:number-columns-repeated="7"/>
          <table:table-cell table:formula="of:=LN([.C40])" office:value-type="float" office:value="-14.7318012898384" calcext:value-type="float">
            <text:p>-14.7318012898384</text:p>
          </table:table-cell>
          <table:table-cell table:formula="of:=LOG([.C40])" office:value-type="float" office:value="-6.39794000867204" calcext:value-type="float">
            <text:p>-6.397940008672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m_gamma</text:p>
          </table:table-cell>
          <table:table-cell table:style-name="ce9" office:value-type="float" office:value="0.0000003" calcext:value-type="float">
            <text:p>3.00E-07</text:p>
          </table:table-cell>
          <table:table-cell table:number-columns-repeated="7"/>
          <table:table-cell table:formula="of:=LN([.C41])" office:value-type="float" office:value="-15.0194833622902" calcext:value-type="float">
            <text:p>-15.0194833622902</text:p>
          </table:table-cell>
          <table:table-cell table:formula="of:=LOG([.C41])" office:value-type="float" office:value="-6.52287874528034" calcext:value-type="float">
            <text:p>-6.52287874528034</text:p>
          </table:table-cell>
          <table:table-cell table:number-columns-repeated="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[.B52]/60" office:value-type="float" office:value="20" calcext:value-type="float">
            <text:p>20</text:p>
          </table:table-cell>
          <table:table-cell table:formula="of:=[.C52]/60" office:value-type="float" office:value="0.333333333333333" calcext:value-type="float">
            <text:p>0.3333333333333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formula="of:=[.B53]/60" office:value-type="float" office:value="40" calcext:value-type="float">
            <text:p>40</text:p>
          </table:table-cell>
          <table:table-cell table:formula="of:=[.C53]/60" office:value-type="float" office:value="0.666666666666667" calcext:value-type="float">
            <text:p>0.66666666666666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formula="of:=[.B54]/60" office:value-type="float" office:value="60" calcext:value-type="float">
            <text:p>60</text:p>
          </table:table-cell>
          <table:table-cell table:formula="of:=[.C54]/6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52:.B54])" office:value-type="float" office:value="7200" calcext:value-type="float">
            <text:p>7200</text:p>
          </table:table-cell>
          <table:table-cell table:formula="of:=SUM([.C52:.C54])" office:value-type="float" office:value="120" calcext:value-type="float">
            <text:p>120</text:p>
          </table:table-cell>
          <table:table-cell table:formula="of:=SUM([.D52:.D54])" office:value-type="float" office:value="2" calcext:value-type="float">
            <text:p>2</text:p>
          </table:table-cell>
          <table:table-cell table:number-columns-repeated="14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style-name="ce8" office:value-type="string" calcext:value-type="string">
            <text:p>BP Simunek: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LN(x)</text:p>
          </table:table-cell>
          <table:table-cell table:style-name="ce1" office:value-type="string" calcext:value-type="string">
            <text:p>LOG(x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oung modulus</text:p>
          </table:table-cell>
          <table:table-cell table:style-name="ce9" office:value-type="float" office:value="60000000000" calcext:value-type="float">
            <text:p>6.00E+10</text:p>
          </table:table-cell>
          <table:table-cell table:formula="of:=LN([.B66])" office:value-type="float" office:value="24.8176103991685" calcext:value-type="float">
            <text:p>24.8176103991685</text:p>
          </table:table-cell>
          <table:table-cell table:formula="of:=LOG([.B66])" office:value-type="float" office:value="10.7781512503836" calcext:value-type="float">
            <text:p>10.77815125038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stress x</text:p>
          </table:table-cell>
          <table:table-cell table:style-name="ce9" office:value-type="float" office:value="45000000" calcext:value-type="float">
            <text:p>4.50E+07</text:p>
          </table:table-cell>
          <table:table-cell table:formula="of:=LN([.B67])" office:value-type="float" office:value="17.6221730477346" calcext:value-type="float">
            <text:p>17.6221730477346</text:p>
          </table:table-cell>
          <table:table-cell table:formula="of:=LOG([.B67])" office:value-type="float" office:value="7.65321251377534" calcext:value-type="float">
            <text:p>7.653212513775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stress y</text:p>
          </table:table-cell>
          <table:table-cell table:style-name="ce9" office:value-type="float" office:value="11000000" calcext:value-type="float">
            <text:p>1.10E+07</text:p>
          </table:table-cell>
          <table:table-cell table:formula="of:=LN([.B68])" office:value-type="float" office:value="16.2134058307626" calcext:value-type="float">
            <text:p>16.2134058307626</text:p>
          </table:table-cell>
          <table:table-cell table:formula="of:=LOG([.B68])" office:value-type="float" office:value="7.04139268515823" calcext:value-type="float">
            <text:p>7.041392685158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stress z</text:p>
          </table:table-cell>
          <table:table-cell table:style-name="ce9" office:value-type="float" office:value="60000000" calcext:value-type="float">
            <text:p>6.00E+07</text:p>
          </table:table-cell>
          <table:table-cell table:formula="of:=LN([.B69])" office:value-type="float" office:value="17.9098551201864" calcext:value-type="float">
            <text:p>17.9098551201864</text:p>
          </table:table-cell>
          <table:table-cell table:formula="of:=LOG([.B69])" office:value-type="float" office:value="7.77815125038364" calcext:value-type="float">
            <text:p>7.77815125038364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5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k0</text:p>
          </table:table-cell>
          <table:table-cell table:style-name="ce9" office:value-type="float" office:value="3E-020" calcext:value-type="float">
            <text:p>3.00E-20</text:p>
          </table:table-cell>
          <table:table-cell table:style-name="ce12" table:formula="of:=LN([.B71])" office:value-type="float" office:value="-44.9530895712128" calcext:value-type="float">
            <text:p>-44.9530895712128</text:p>
          </table:table-cell>
          <table:table-cell table:style-name="ce12" table:formula="of:=LOG([.B71])" office:value-type="float" office:value="-19.5228787452803" calcext:value-type="float">
            <text:p>-19.5228787452803</text:p>
          </table:table-cell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kr</text:p>
          </table:table-cell>
          <table:table-cell table:style-name="ce9" office:value-type="float" office:value="1E-021" calcext:value-type="float">
            <text:p>1.00E-21</text:p>
          </table:table-cell>
          <table:table-cell table:style-name="ce12" table:formula="of:=LN([.B72])" office:value-type="float" office:value="-48.354286952875" calcext:value-type="float">
            <text:p>-48.3542869528750</text:p>
          </table:table-cell>
          <table:table-cell table:style-name="ce12" table:formula="of:=LOG([.B72])" office:value-type="float" office:value="-21" calcext:value-type="float">
            <text:p>-21.0000000000000</text:p>
          </table:table-cell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epsilon</text:p>
          </table:table-cell>
          <table:table-cell table:style-name="ce9" table:formula="of:=[.B71]/[.B72]" office:value-type="float" office:value="30" calcext:value-type="float">
            <text:p>3.00E+01</text:p>
          </table:table-cell>
          <table:table-cell table:style-name="ce12" table:number-columns-repeated="2"/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delta</text:p>
          </table:table-cell>
          <table:table-cell table:style-name="ce9" office:value-type="float" office:value="1E-016" calcext:value-type="float">
            <text:p>1.00E-16</text:p>
          </table:table-cell>
          <table:table-cell table:style-name="ce12" table:formula="of:=LN([.B74])" office:value-type="float" office:value="-36.8413614879047" calcext:value-type="float">
            <text:p>-36.8413614879047</text:p>
          </table:table-cell>
          <table:table-cell table:style-name="ce12" table:formula="of:=LOG([.B74])" office:value-type="float" office:value="-16" calcext:value-type="float">
            <text:p>-16.0000000000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mma</text:p>
          </table:table-cell>
          <table:table-cell table:style-name="ce9" table:formula="of:=0.00000006*100000000" office:value-type="float" office:value="6" calcext:value-type="float">
            <text:p>6.00E+00</text:p>
          </table:table-cell>
          <table:table-cell table:style-name="ce12" table:formula="of:=LN([.B75])" office:value-type="float" office:value="1.79175946922806" calcext:value-type="float">
            <text:p>1.7917594692281</text:p>
          </table:table-cell>
          <table:table-cell table:style-name="ce12" table:formula="of:=LOG([.B75])" office:value-type="float" office:value="0.778151250383644" calcext:value-type="float">
            <text:p>0.7781512503836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 table:number-rows-repeated="4">
          <table:table-cell/>
          <table:table-cell table:style-name="ce9"/>
          <table:table-cell table:style-name="ce10" table:number-columns-repeated="2"/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 style:data-style-name="N2" text:time-value="16:34:35.709339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9:10:50.647375908</meta:creation-date>
    <dc:date>2024-02-27T16:40:56.816626920</dc:date>
    <meta:editing-duration>PT9H56M47S</meta:editing-duration>
    <meta:editing-cycles>37</meta:editing-cycles>
    <meta:generator>LibreOffice/6.4.7.2$Linux_X86_64 LibreOffice_project/40$Build-2</meta:generator>
    <meta:document-statistic meta:table-count="1" meta:cell-count="178" meta:object-count="0"/>
  </office:meta>
</office:document-meta>
</file>